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3mm"/>
    </style:style>
    <style:style style:name="co2" style:family="table-column">
      <style:table-column-properties fo:break-before="auto" style:column-width="119.59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21.43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48.68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80.96mm"/>
    </style:style>
    <style:style style:name="co9" style:family="table-column">
      <style:table-column-properties fo:break-before="auto" style:column-width="134.13mm"/>
    </style:style>
    <style:style style:name="co10" style:family="table-column">
      <style:table-column-properties fo:break-before="auto" style:column-width="106.61mm"/>
    </style:style>
    <style:style style:name="co11" style:family="table-column">
      <style:table-column-properties fo:break-before="auto" style:column-width="102.66mm"/>
    </style:style>
    <style:style style:name="co12" style:family="table-column">
      <style:table-column-properties fo:break-before="auto" style:column-width="78.85mm"/>
    </style:style>
    <style:style style:name="co13" style:family="table-column">
      <style:table-column-properties fo:break-before="auto" style:column-width="83.61mm"/>
    </style:style>
    <style:style style:name="co14" style:family="table-column">
      <style:table-column-properties fo:break-before="auto" style:column-width="98.14mm"/>
    </style:style>
    <style:style style:name="co15" style:family="table-column">
      <style:table-column-properties fo:break-before="auto" style:column-width="92.36mm"/>
    </style:style>
    <style:style style:name="co16" style:family="table-column">
      <style:table-column-properties fo:break-before="auto" style:column-width="145.52mm"/>
    </style:style>
    <style:style style:name="co17" style:family="table-column">
      <style:table-column-properties fo:break-before="auto" style:column-width="81.77mm"/>
    </style:style>
    <style:style style:name="co18" style:family="table-column">
      <style:table-column-properties fo:break-before="auto" style:column-width="96.84mm"/>
    </style:style>
    <style:style style:name="co19" style:family="table-column">
      <style:table-column-properties fo:break-before="auto" style:column-width="56.87mm"/>
    </style:style>
    <style:style style:name="co20" style:family="table-column">
      <style:table-column-properties fo:break-before="auto" style:column-width="139.42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Gnumeric-default"/>
        <table:table-column table:style-name="co2" table:default-cell-style-name="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3" table:default-cell-style-name="Gnumeric-default"/>
        <table:table-column table:style-name="co7" table:default-cell-style-name="Gnumeric-default"/>
        <table:table-column table:style-name="co3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default-cell-style-name="Gnumeric-default"/>
        <table:table-column table:style-name="co12" table:default-cell-style-name="Gnumeric-default"/>
        <table:table-column table:style-name="co13" table:default-cell-style-name="Gnumeric-default"/>
        <table:table-column table:style-name="co14" table:default-cell-style-name="Gnumeric-default"/>
        <table:table-column table:style-name="co15" table:default-cell-style-name="Gnumeric-default"/>
        <table:table-column table:style-name="co16" table:default-cell-style-name="Gnumeric-default"/>
        <table:table-column table:style-name="co3" table:default-cell-style-name="Gnumeric-default"/>
        <table:table-column table:style-name="co17" table:default-cell-style-name="Gnumeric-default"/>
        <table:table-column table:style-name="co18" table:default-cell-style-name="Gnumeric-default"/>
        <table:table-column table:style-name="co3" table:default-cell-style-name="Gnumeric-default"/>
        <table:table-column table:style-name="co19" table:default-cell-style-name="Gnumeric-default"/>
        <table:table-column table:style-name="co20" table:default-cell-style-name="Gnumeric-default"/>
        <table:table-column table:style-name="co3" table:number-columns-repeated="232" table:default-cell-style-name="Gnumeric-default"/>
        <table:table-row table:style-name="ro1">
          <table:table-cell office:value-type="string" calcext:value-type="string">
            <text:p>Amatrix title</text:p>
          </table:table-cell>
          <table:table-cell table:style-name="Gnumeric-default" office:value-type="string" calcext:value-type="string">
            <text:p>nearest corresponding capital stock matrix colum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roducts of agriculture, hunting and related services</text:p>
          </table:table-cell>
          <table:table-cell table:style-name="ACE-1" office:value-type="string" calcext:value-type="string">
            <text:p>01: Crop and animal production, hunting and related servic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roducts of forestry, logging and related services</text:p>
          </table:table-cell>
          <table:table-cell table:style-name="ACE-1" office:value-type="string" calcext:value-type="string">
            <text:p>02: Forestry and logg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ish and other fishing products; aquaculture products; support services to fishing</text:p>
          </table:table-cell>
          <table:table-cell table:style-name="ACE-1" office:value-type="string" calcext:value-type="string">
            <text:p>03: Fishing and aquacultur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oal and lignite</text:p>
          </table:table-cell>
          <table:table-cell table:style-name="ACE-1" office:value-type="string" calcext:value-type="string">
            <text:p>B: MINING AND QUARRY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Extraction Of Crude Petroleum And Natural Gas  &amp; Mining Of Metal Ores</text:p>
          </table:table-cell>
          <table:table-cell table:style-name="ACE-1" office:value-type="string" calcext:value-type="string">
            <text:p>B: MINING AND QUARRY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mining and quarrying products</text:p>
          </table:table-cell>
          <table:table-cell table:style-name="ACE-1" office:value-type="string" calcext:value-type="string">
            <text:p>B: MINING AND QUARRY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ining support services</text:p>
          </table:table-cell>
          <table:table-cell table:style-name="ACE-1" office:value-type="string" calcext:value-type="string">
            <text:p>B: MINING AND QUARRY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reserved meat and meat product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rocessed and preserved fish, crustaceans, molluscs, fruit and vegetable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egetable and animal oils and fat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airy product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rain mill products, starches and starch product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akery and farinaceous product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food product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repared animal feed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lcoholic beverages &amp; Tobacco product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oft drinks</text:p>
          </table:table-cell>
          <table:table-cell table:style-name="ACE-1" office:value-type="string" calcext:value-type="string">
            <text:p>10-12: Manufacture of food, drink and tobacc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extiles</text:p>
          </table:table-cell>
          <table:table-cell table:style-name="ACE-1" office:value-type="string" calcext:value-type="string">
            <text:p>13-15: Manufacture of textiles, wearing apparel, leather and leather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earing apparel</text:p>
          </table:table-cell>
          <table:table-cell table:style-name="ACE-1" office:value-type="string" calcext:value-type="string">
            <text:p>13-15: Manufacture of textiles, wearing apparel, leather and leather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eather and related products</text:p>
          </table:table-cell>
          <table:table-cell table:style-name="ACE-1" office:value-type="string" calcext:value-type="string">
            <text:p>13-15: Manufacture of textiles, wearing apparel, leather and leather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ood and of products of wood and cork, except furniture; articles of straw and plaiting materials</text:p>
          </table:table-cell>
          <table:table-cell table:style-name="ACE-1" office:value-type="string" calcext:value-type="string">
            <text:p>16: Manufacture of wood and of products of wood and cork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aper and paper products</text:p>
          </table:table-cell>
          <table:table-cell table:style-name="ACE-1" office:value-type="string" calcext:value-type="string">
            <text:p>17: Manufacture of paper and paper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rinting and recording services</text:p>
          </table:table-cell>
          <table:table-cell table:style-name="ACE-1" office:value-type="string" calcext:value-type="string">
            <text:p>18: Printing and reproduction of recorded medi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oke and refined petroleum products</text:p>
          </table:table-cell>
          <table:table-cell table:style-name="ACE-1" office:value-type="string" calcext:value-type="string">
            <text:p>19: Manufacture of coke and refined petroleum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dustrial gases, inorganics and fertilisers (all inorganic chemicals) - 20.11/13/15</text:p>
          </table:table-cell>
          <table:table-cell table:style-name="ACE-1" office:value-type="string" calcext:value-type="string">
            <text:p>20: Manufacture of chemicals and chemic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trochemicals - 20.14/16/17/60</text:p>
          </table:table-cell>
          <table:table-cell table:style-name="ACE-1" office:value-type="string" calcext:value-type="string">
            <text:p>20: Manufacture of chemicals and chemic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yestuffs, agro-chemicals - 20.12/20</text:p>
          </table:table-cell>
          <table:table-cell table:style-name="ACE-1" office:value-type="string" calcext:value-type="string">
            <text:p>20: Manufacture of chemicals and chemic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aints, varnishes and similar coatings, printing ink and mastics</text:p>
          </table:table-cell>
          <table:table-cell table:style-name="ACE-1" office:value-type="string" calcext:value-type="string">
            <text:p>20: Manufacture of chemicals and chemic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oap and detergents, cleaning and polishing preparations, perfumes and toilet preparations</text:p>
          </table:table-cell>
          <table:table-cell table:style-name="ACE-1" office:value-type="string" calcext:value-type="string">
            <text:p>20: Manufacture of chemicals and chemic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chemical products</text:p>
          </table:table-cell>
          <table:table-cell table:style-name="ACE-1" office:value-type="string" calcext:value-type="string">
            <text:p>20: Manufacture of chemicals and chemic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asic pharmaceutical products and pharmaceutical preparations</text:p>
          </table:table-cell>
          <table:table-cell table:style-name="ACE-1" office:value-type="string" calcext:value-type="string">
            <text:p>21: Manufacture of basic pharmaceutical products and pharmaceutical preparation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ubber and plastic products</text:p>
          </table:table-cell>
          <table:table-cell table:style-name="ACE-1" office:value-type="string" calcext:value-type="string">
            <text:p>22: Manufacture of rubber and plastic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lass, refractory, clay, other porcelain and ceramic, stone and abrasive products - 23.1-4/7-9</text:p>
          </table:table-cell>
          <table:table-cell table:style-name="ACE-1" office:value-type="string" calcext:value-type="string">
            <text:p>23: Manufacture of other non-metallic miner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ement, lime, plaster and articles of concrete, cement and plaster</text:p>
          </table:table-cell>
          <table:table-cell table:style-name="ACE-1" office:value-type="string" calcext:value-type="string">
            <text:p>23: Manufacture of other non-metallic miner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asic iron and steel</text:p>
          </table:table-cell>
          <table:table-cell table:style-name="ACE-1" office:value-type="string" calcext:value-type="string">
            <text:p>24: Manufacture of basic met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basic metals and casting</text:p>
          </table:table-cell>
          <table:table-cell table:style-name="ACE-1" office:value-type="string" calcext:value-type="string">
            <text:p>24: Manufacture of basic met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abricated metal products, excl. machinery and equipment and weapons &amp; ammunition - 25.1-3/25.5-9</text:p>
          </table:table-cell>
          <table:table-cell table:style-name="ACE-1" office:value-type="string" calcext:value-type="string">
            <text:p>25: Manufacture of fabricated metal products, except machinery and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eapons and ammunition</text:p>
          </table:table-cell>
          <table:table-cell table:style-name="ACE-1" office:value-type="string" calcext:value-type="string">
            <text:p>25: Manufacture of fabricated metal products, except machinery and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omputer, electronic and optical products</text:p>
          </table:table-cell>
          <table:table-cell office:value-type="string" calcext:value-type="string">
            <text:p>26: Manufacture of computer, electronic and optical product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Electrical equipment</text:p>
          </table:table-cell>
          <table:table-cell office:value-type="string" calcext:value-type="string">
            <text:p>27: Manufacture of electrical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chinery and equipment n.e.c.</text:p>
          </table:table-cell>
          <table:table-cell office:value-type="string" calcext:value-type="string">
            <text:p>28: Manufacture of machinery and equipment n.e.c.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29: Manufacture of motor vehicles, trailers and semi-trailer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hips and boats</text:p>
          </table:table-cell>
          <table:table-cell office:value-type="string" calcext:value-type="string">
            <text:p>30: Manufacture of other transport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ir and spacecraft and related machinery</text:p>
          </table:table-cell>
          <table:table-cell office:value-type="string" calcext:value-type="string">
            <text:p>30: Manufacture of other transport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transport equipment - 30.2/4/9</text:p>
          </table:table-cell>
          <table:table-cell office:value-type="string" calcext:value-type="string">
            <text:p>30: Manufacture of other transport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31-32: Manufacture of furniture and other manufactur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manufactured goods</text:p>
          </table:table-cell>
          <table:table-cell office:value-type="string" calcext:value-type="string">
            <text:p>31-32: Manufacture of furniture and other manufactur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pair and maintenance of ships and boats</text:p>
          </table:table-cell>
          <table:table-cell office:value-type="string" calcext:value-type="string">
            <text:p>33: Repair and installation of machinery and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pair and maintenance of aircraft and spacecraft</text:p>
          </table:table-cell>
          <table:table-cell office:value-type="string" calcext:value-type="string">
            <text:p>33: Repair and installation of machinery and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st of repair; Installation - 33.11-14/17/19/20</text:p>
          </table:table-cell>
          <table:table-cell office:value-type="string" calcext:value-type="string">
            <text:p>33: Repair and installation of machinery and equi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Electricity, transmission and distribution</text:p>
          </table:table-cell>
          <table:table-cell office:value-type="string" calcext:value-type="string">
            <text:p>D: ELECTRICITY, GAS, STEAM AND AIR CONDITIONING SUPPL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as; distribution of gaseous fuels through mains; steam and air conditioning supply</text:p>
          </table:table-cell>
          <table:table-cell office:value-type="string" calcext:value-type="string">
            <text:p>D: ELECTRICITY, GAS, STEAM AND AIR CONDITIONING SUPPL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Natural water; water treatment and supply services</text:p>
          </table:table-cell>
          <table:table-cell office:value-type="string" calcext:value-type="string">
            <text:p>36: Water collection, treatment and suppl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werage services; sewage sludge</text:p>
          </table:table-cell>
          <table:table-cell office:value-type="string" calcext:value-type="string">
            <text:p>37-39: Sewerage, waste collection and remedi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aste collection, treatment and disposal services; materials recovery services</text:p>
          </table:table-cell>
          <table:table-cell office:value-type="string" calcext:value-type="string">
            <text:p>37-39: Sewerage, waste collection and remedi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mediation services and other waste management services</text:p>
          </table:table-cell>
          <table:table-cell office:value-type="string" calcext:value-type="string">
            <text:p>37-39: Sewerage, waste collection and remedi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F: CONSTRUC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holesale and retail trade and repair services of motor vehicles and motorcycles</text:p>
          </table:table-cell>
          <table:table-cell office:value-type="string" calcext:value-type="string">
            <text:p>45: Wholesale and retail trade and repair of motor vehicles and motorcycl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holesale trade services, except of motor vehicles and motorcycles</text:p>
          </table:table-cell>
          <table:table-cell office:value-type="string" calcext:value-type="string">
            <text:p>46: Wholesale trade, except of motor vehicles and motorcycl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tail trade services, except of motor vehicles and motorcycles</text:p>
          </table:table-cell>
          <table:table-cell office:value-type="string" calcext:value-type="string">
            <text:p>47: Retail trade, except of motor vehicles and motorcycl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ail transport services</text:p>
          </table:table-cell>
          <table:table-cell office:value-type="string" calcext:value-type="string">
            <text:p>49: Land transport and transport via pipelin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and transport services and transport services via pipelines, excluding rail transport</text:p>
          </table:table-cell>
          <table:table-cell office:value-type="string" calcext:value-type="string">
            <text:p>49: Land transport and transport via pipelin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ater transport services</text:p>
          </table:table-cell>
          <table:table-cell office:value-type="string" calcext:value-type="string">
            <text:p>50: Water transpor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ir transport services</text:p>
          </table:table-cell>
          <table:table-cell office:value-type="string" calcext:value-type="string">
            <text:p>51: Air transpor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arehousing and support services for transportation</text:p>
          </table:table-cell>
          <table:table-cell office:value-type="string" calcext:value-type="string">
            <text:p>52: Warehousing and support activities for transport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ostal and courier services</text:p>
          </table:table-cell>
          <table:table-cell office:value-type="string" calcext:value-type="string">
            <text:p>53: Postal and courier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ccommodation services</text:p>
          </table:table-cell>
          <table:table-cell office:value-type="string" calcext:value-type="string">
            <text:p>I: ACCOMMODATION AND FOOD SERVIC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ood and beverage serving services</text:p>
          </table:table-cell>
          <table:table-cell office:value-type="string" calcext:value-type="string">
            <text:p>I: ACCOMMODATION AND FOOD SERVIC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ublishing services</text:p>
          </table:table-cell>
          <table:table-cell office:value-type="string" calcext:value-type="string">
            <text:p>58: Publish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office:value-type="string" calcext:value-type="string">
            <text:p>59-60: Film, televion programming and broadcast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elecommunications services</text:p>
          </table:table-cell>
          <table:table-cell office:value-type="string" calcext:value-type="string">
            <text:p>61: Telecommunication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omputer programming, consultancy and related services</text:p>
          </table:table-cell>
          <table:table-cell office:value-type="string" calcext:value-type="string">
            <text:p>62-63: Computer programming and information servic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formation services</text:p>
          </table:table-cell>
          <table:table-cell office:value-type="string" calcext:value-type="string">
            <text:p>62-63: Computer programming and information servic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inancial services, except insurance and pension funding</text:p>
          </table:table-cell>
          <table:table-cell office:value-type="string" calcext:value-type="string">
            <text:p>64: Financial service activities, except insurance and pension fund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surance, reinsurance and pension funding services, except compulsory social security</text:p>
          </table:table-cell>
          <table:table-cell office:value-type="string" calcext:value-type="string">
            <text:p>65: Insurance, reinsurance and pension funding, except compulsory social securit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rvices auxiliary to financial services and insurance services</text:p>
          </table:table-cell>
          <table:table-cell office:value-type="string" calcext:value-type="string">
            <text:p>66: Activities auxiliary to financial services and insuranc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al estate services, excluding on a fee or contract basis and imputed rent</text:p>
          </table:table-cell>
          <table:table-cell office:value-type="string" calcext:value-type="string">
            <text:p>68: Real estat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wner-Occupiers' Housing Services</text:p>
          </table:table-cell>
          <table:table-cell office:value-type="string" calcext:value-type="string">
            <text:p>68: Real estat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al estate services on a fee or contract basis</text:p>
          </table:table-cell>
          <table:table-cell office:value-type="string" calcext:value-type="string">
            <text:p>68: Real estat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egal services</text:p>
          </table:table-cell>
          <table:table-cell office:value-type="string" calcext:value-type="string">
            <text:p>69-71: Legal and accounting activities; activities of head offices; management consultancy activities; architecture and engineering activities; technical testing and analysi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ccounting, bookkeeping and auditing services; tax consulting services</text:p>
          </table:table-cell>
          <table:table-cell office:value-type="string" calcext:value-type="string">
            <text:p>69-71: Legal and accounting activities; activities of head offices; management consultancy activities; architecture and engineering activities; technical testing and analysi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rvices of head offices; management consulting services</text:p>
          </table:table-cell>
          <table:table-cell office:value-type="string" calcext:value-type="string">
            <text:p>69-71: Legal and accounting activities; activities of head offices; management consultancy activities; architecture and engineering activities; technical testing and analysi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rchitectural and engineering services; technical testing and analysis services</text:p>
          </table:table-cell>
          <table:table-cell office:value-type="string" calcext:value-type="string">
            <text:p>71: Architectural and engineering activities; technical testing and analysi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cientific research and development services</text:p>
          </table:table-cell>
          <table:table-cell office:value-type="string" calcext:value-type="string">
            <text:p>72: Scientific research and develo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dvertising and market research services</text:p>
          </table:table-cell>
          <table:table-cell office:value-type="string" calcext:value-type="string">
            <text:p>73: Advertising and market research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professional, scientific and technical services</text:p>
          </table:table-cell>
          <table:table-cell office:value-type="string" calcext:value-type="string">
            <text:p>74-75: Other professional, scientific and vetinary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eterinary services</text:p>
          </table:table-cell>
          <table:table-cell office:value-type="string" calcext:value-type="string">
            <text:p>74-75: Other professional, scientific and vetinary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ntal and leasing services</text:p>
          </table:table-cell>
          <table:table-cell office:value-type="string" calcext:value-type="string">
            <text:p>77: Rental and leas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Employment services</text:p>
          </table:table-cell>
          <table:table-cell office:value-type="string" calcext:value-type="string">
            <text:p>78: Employment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ravel agency, tour operator and other reservation services and related services</text:p>
          </table:table-cell>
          <table:table-cell office:value-type="string" calcext:value-type="string">
            <text:p>79: Travel agency, tour operator and other reservation service and related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curity and investigation services</text:p>
          </table:table-cell>
          <table:table-cell office:value-type="string" calcext:value-type="string">
            <text:p>80-82: Security services and office suppor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rvices to buildings and landscape</text:p>
          </table:table-cell>
          <table:table-cell office:value-type="string" calcext:value-type="string">
            <text:p>80-82: Security services and office suppor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ffice administrative, office support and other business support services</text:p>
          </table:table-cell>
          <table:table-cell office:value-type="string" calcext:value-type="string">
            <text:p>80-82: Security services and office suppor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ublic administration and defence services; compulsory social security services</text:p>
          </table:table-cell>
          <table:table-cell office:value-type="string" calcext:value-type="string">
            <text:p>O: PUBLIC ADMINISTRATION AND DEFENCE; COMPULSORY SOCIAL SECURIT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Education services</text:p>
          </table:table-cell>
          <table:table-cell office:value-type="string" calcext:value-type="string">
            <text:p>P: EDUC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uman health services</text:p>
          </table:table-cell>
          <table:table-cell office:value-type="string" calcext:value-type="string">
            <text:p>86: Human health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sidential Care <text:s/>&amp; Social Work Activities</text:p>
          </table:table-cell>
          <table:table-cell office:value-type="string" calcext:value-type="string">
            <text:p>87_88: Residential and other social car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reative, arts and entertainment services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ibraries, archives, museums and other cultural services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ambling and betting services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ports services and amusement and recreation services</text:p>
          </table:table-cell>
          <table:table-cell office:value-type="string" calcext:value-type="string">
            <text:p>93: Sports activities and amusement and recreation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rvices furnished by membership organisations</text:p>
          </table:table-cell>
          <table:table-cell office:value-type="string" calcext:value-type="string">
            <text:p>94: Activities of membership organisation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pair services of computers and personal and household goods</text:p>
          </table:table-cell>
          <table:table-cell office:value-type="string" calcext:value-type="string">
            <text:p>95: Repair of computers and personal and household good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ther personal services</text:p>
          </table:table-cell>
          <table:table-cell office:value-type="string" calcext:value-type="string">
            <text:p>96: Other personal servic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rvices of households as employers of domestic personnel</text:p>
          </table:table-cell>
          <table:table-cell table:style-name="Gnumeric-default"/>
          <table:table-cell table:number-columns-repeated="254"/>
        </table:table-row>
        <table:table-row table:style-name="ro1">
          <table:table-cell office:value-type="string" calcext:value-type="string">
            <text:p>Waste collection, treatment and disposal services; materials recovery services non-market</text:p>
          </table:table-cell>
          <table:table-cell office:value-type="string" calcext:value-type="string">
            <text:p>37-39: Sewerage, waste collection and remedi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and transport services and transport services via pipelines, excluding rail transport non-market</text:p>
          </table:table-cell>
          <table:table-cell office:value-type="string" calcext:value-type="string">
            <text:p>49: Land transport and transport via pipelin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Warehousing and support services for transportation non-market</text:p>
          </table:table-cell>
          <table:table-cell office:value-type="string" calcext:value-type="string">
            <text:p>52: Warehousing and support activities for transport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office:value-type="string" calcext:value-type="string">
            <text:p>59-60: Film, televion programming and broadcast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ublic administration and defence services; compulsory social security services non-market</text:p>
          </table:table-cell>
          <table:table-cell office:value-type="string" calcext:value-type="string">
            <text:p>O: PUBLIC ADMINISTRATION AND DEFENCE; COMPULSORY SOCIAL SECURIT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Education services non-market</text:p>
          </table:table-cell>
          <table:table-cell office:value-type="string" calcext:value-type="string">
            <text:p>P: EDUC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uman health services non-market</text:p>
          </table:table-cell>
          <table:table-cell office:value-type="string" calcext:value-type="string">
            <text:p>86: Human health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sidential Care &amp; Social Work Activities non-market</text:p>
          </table:table-cell>
          <table:table-cell office:value-type="string" calcext:value-type="string">
            <text:p>87_88: Residential and other social car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reative, arts and entertainment services non-market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ibraries, archives, museums and other cultural services non-market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ports services and amusement and recreation services non-market</text:p>
          </table:table-cell>
          <table:table-cell office:value-type="string" calcext:value-type="string">
            <text:p>93: Sports activities and amusement and recreation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inancial Services NPISH</text:p>
          </table:table-cell>
          <table:table-cell office:value-type="string" calcext:value-type="string">
            <text:p>64: Financial service activities, except insurance and pension fund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al Estate services NPISH</text:p>
          </table:table-cell>
          <table:table-cell office:value-type="string" calcext:value-type="string">
            <text:p>68: Real estate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egal services NPISH</text:p>
          </table:table-cell>
          <table:table-cell office:value-type="string" calcext:value-type="string">
            <text:p>69-70: Legal and accounting services and activities of head offic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cientific research and development services NPISH</text:p>
          </table:table-cell>
          <table:table-cell office:value-type="string" calcext:value-type="string">
            <text:p>72: Scientific research and developmen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eterinary services NPISH</text:p>
          </table:table-cell>
          <table:table-cell office:value-type="string" calcext:value-type="string">
            <text:p>74-75: Other professional, scientific and vetinary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rvices to buildings and landscape NPISH</text:p>
          </table:table-cell>
          <table:table-cell office:value-type="string" calcext:value-type="string">
            <text:p>80-82: Security services and office suppor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Education services NPISH</text:p>
          </table:table-cell>
          <table:table-cell office:value-type="string" calcext:value-type="string">
            <text:p>P: EDUC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uman health services NPISH</text:p>
          </table:table-cell>
          <table:table-cell office:value-type="string" calcext:value-type="string">
            <text:p>86: Human health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sidential Care &amp; Social Work Activities NPISH</text:p>
          </table:table-cell>
          <table:table-cell office:value-type="string" calcext:value-type="string">
            <text:p>87_88: Residential and other social car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reative, arts and entertainment services NPISH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ibraries, archives, museums and other cultural services NPISH</text:p>
          </table:table-cell>
          <table:table-cell office:value-type="string" calcext:value-type="string">
            <text:p>90-92: Arts, entertainment, libraries, museums, gambling and betting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ports services and amusement and recreation services NPISH</text:p>
          </table:table-cell>
          <table:table-cell office:value-type="string" calcext:value-type="string">
            <text:p>93: Sports activities and amusement and recreation activit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rvices furnished by membership organisations NPISH</text:p>
          </table:table-cell>
          <table:table-cell office:value-type="string" calcext:value-type="string">
            <text:p>94: Activities of membership organisations</text:p>
          </table:table-cell>
          <table:table-cell table:number-columns-repeated="25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56" table:default-cell-style-name="ACE-1"/>
        <table:table-row table:style-name="ro2" table:number-rows-repeated="65535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56" table:default-cell-style-name="ACE-1"/>
        <table:table-row table:style-name="ro2" table:number-rows-repeated="65535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8:07:18.026333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23:11:21.070804537</dc:date>
    <meta:creation-date>2019-11-25T16:31:56Z</meta:creation-date>
    <meta:generator>LibreOffice/6.0.7.3$Linux_X86_64 LibreOffice_project/00m0$Build-3</meta:generator>
    <meta:editing-duration>PT3H50M43S</meta:editing-duration>
    <meta:editing-cycles>8</meta:editing-cycles>
    <meta:document-statistic meta:table-count="3" meta:cell-count="259" meta:object-count="0"/>
  </office:meta>
</office:document-meta>
</file>